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CC23C1584F6BB531.png" manifest:media-type="image/png"/>
  <manifest:file-entry manifest:full-path="Pictures/100005810000031A0000031A90A9BB170713D465.svg" manifest:media-type="image/svg+xml"/>
  <manifest:file-entry manifest:full-path="Pictures/100000010000001E0000001E78B17D1CEC52AC02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Table_20_Contents">
      <style:text-properties style:font-name="Liberation Sans1" fo:font-size="12pt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5" style:family="paragraph" style:parent-style-name="Standard">
      <style:text-properties style:font-name="Liberation Sans1" fo:font-size="12pt" officeooo:rsid="0fe8c1b7" officeooo:paragraph-rsid="0fe8c1b7" style:font-size-asian="12pt" style:font-size-complex="12pt"/>
    </style:style>
    <style:style style:name="P26" style:family="paragraph" style:parent-style-name="Standard">
      <style:text-properties style:font-name="Liberation Sans1" fo:font-size="12pt" officeooo:paragraph-rsid="10617296" style:font-size-asian="12pt" style:font-size-complex="12pt"/>
    </style:style>
    <style:style style:name="P2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8" style:family="paragraph" style:parent-style-name="Footnote">
      <style:text-properties style:font-name="Liberation Sans1" officeooo:rsid="043ccc66" officeooo:paragraph-rsid="0e849f1d"/>
    </style:style>
    <style:style style:name="P29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30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1" style:family="paragraph" style:parent-style-name="Footnote">
      <style:text-properties style:font-name="Liberation Sans1" officeooo:paragraph-rsid="100a8329"/>
    </style:style>
    <style:style style:name="P32" style:family="paragraph" style:parent-style-name="Footnote">
      <style:text-properties style:font-name="Liberation Sans1" officeooo:paragraph-rsid="1015e93a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7162a2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71f22c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43be1"/>
    </style:style>
    <style:style style:name="P52" style:family="paragraph" style:parent-style-name="Standard">
      <style:text-properties officeooo:paragraph-rsid="0b0ddd8e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e3fa52"/>
    </style:style>
    <style:style style:name="P57" style:family="paragraph" style:parent-style-name="Standard">
      <style:text-properties officeooo:paragraph-rsid="0d5d07c4"/>
    </style:style>
    <style:style style:name="P58" style:family="paragraph" style:parent-style-name="Standard">
      <style:text-properties officeooo:paragraph-rsid="0d72706e"/>
    </style:style>
    <style:style style:name="P59" style:family="paragraph" style:parent-style-name="Standard">
      <style:text-properties officeooo:paragraph-rsid="0dbec325"/>
    </style:style>
    <style:style style:name="P60" style:family="paragraph" style:parent-style-name="Standard">
      <style:text-properties officeooo:paragraph-rsid="0e8aa5aa"/>
    </style:style>
    <style:style style:name="P61" style:family="paragraph" style:parent-style-name="Standard">
      <style:text-properties officeooo:rsid="0e8aa5aa" officeooo:paragraph-rsid="0e8aa5aa"/>
    </style:style>
    <style:style style:name="P62" style:family="paragraph" style:parent-style-name="Standard">
      <style:text-properties officeooo:rsid="0e8aa5aa" officeooo:paragraph-rsid="0fb98046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4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5" style:family="paragraph" style:parent-style-name="Footnote">
      <style:text-properties officeooo:rsid="043ccc66" officeooo:paragraph-rsid="0e849f1d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7" style:family="paragraph" style:parent-style-name="Footnote">
      <style:text-properties officeooo:paragraph-rsid="0f140c00"/>
    </style:style>
    <style:style style:name="P68" style:family="paragraph" style:parent-style-name="Standard">
      <style:text-properties officeooo:paragraph-rsid="0f466349"/>
    </style:style>
    <style:style style:name="P69" style:family="paragraph" style:parent-style-name="Footnote">
      <style:text-properties officeooo:paragraph-rsid="0f12f362"/>
    </style:style>
    <style:style style:name="P70" style:family="paragraph" style:parent-style-name="Standard">
      <style:text-properties officeooo:paragraph-rsid="0f99f892"/>
    </style:style>
    <style:style style:name="P71" style:family="paragraph" style:parent-style-name="Standard">
      <style:text-properties officeooo:paragraph-rsid="0fb98046"/>
    </style:style>
    <style:style style:name="P72" style:family="paragraph" style:parent-style-name="Standard">
      <style:text-properties officeooo:paragraph-rsid="0fc931f5"/>
    </style:style>
    <style:style style:name="P73" style:family="paragraph" style:parent-style-name="Standard">
      <style:paragraph-properties fo:text-align="center" style:justify-single-word="false"/>
      <style:text-properties officeooo:paragraph-rsid="0cc50ec9"/>
    </style:style>
    <style:style style:name="P74" style:family="paragraph" style:parent-style-name="Standard">
      <style:paragraph-properties fo:text-align="center" style:justify-single-word="false"/>
      <style:text-properties officeooo:paragraph-rsid="0c8b5238"/>
    </style:style>
    <style:style style:name="P75" style:family="paragraph" style:parent-style-name="Standard">
      <style:paragraph-properties fo:text-align="center" style:justify-single-word="false"/>
      <style:text-properties officeooo:paragraph-rsid="0d1ec96e"/>
    </style:style>
    <style:style style:name="P76" style:family="paragraph" style:parent-style-name="Standard">
      <style:paragraph-properties fo:text-align="center" style:justify-single-word="false"/>
      <style:text-properties officeooo:paragraph-rsid="0fc3b2a9"/>
    </style:style>
    <style:style style:name="P77" style:family="paragraph" style:parent-style-name="Standard">
      <style:paragraph-properties fo:text-align="center" style:justify-single-word="false"/>
      <style:text-properties officeooo:paragraph-rsid="0fb98046"/>
    </style:style>
    <style:style style:name="P78" style:family="paragraph" style:parent-style-name="Standard">
      <style:paragraph-properties fo:text-align="center" style:justify-single-word="false"/>
      <style:text-properties officeooo:paragraph-rsid="0e03342d"/>
    </style:style>
    <style:style style:name="P79" style:family="paragraph" style:parent-style-name="Standard">
      <style:paragraph-properties fo:text-align="center" style:justify-single-word="false"/>
      <style:text-properties officeooo:paragraph-rsid="0d8c21b9"/>
    </style:style>
    <style:style style:name="P80" style:family="paragraph" style:parent-style-name="Standard">
      <style:paragraph-properties fo:text-align="center" style:justify-single-word="false"/>
      <style:text-properties officeooo:paragraph-rsid="0fd58c4e"/>
    </style:style>
    <style:style style:name="P81" style:family="paragraph" style:parent-style-name="Standard">
      <style:paragraph-properties fo:text-align="center" style:justify-single-word="false"/>
      <style:text-properties officeooo:paragraph-rsid="0e0bda5c"/>
    </style:style>
    <style:style style:name="P82" style:family="paragraph" style:parent-style-name="Standard">
      <style:paragraph-properties fo:text-align="center" style:justify-single-word="false"/>
      <style:text-properties officeooo:paragraph-rsid="0cc5fe5b"/>
    </style:style>
    <style:style style:name="P83" style:family="paragraph" style:parent-style-name="Standard">
      <style:paragraph-properties fo:text-align="center" style:justify-single-word="false"/>
      <style:text-properties officeooo:paragraph-rsid="0e38fc62"/>
    </style:style>
    <style:style style:name="P84" style:family="paragraph" style:parent-style-name="Standard">
      <style:paragraph-properties fo:text-align="center" style:justify-single-word="false"/>
      <style:text-properties officeooo:paragraph-rsid="0e82f1b0"/>
    </style:style>
    <style:style style:name="P85" style:family="paragraph" style:parent-style-name="Standard">
      <style:paragraph-properties fo:text-align="center" style:justify-single-word="false"/>
      <style:text-properties officeooo:paragraph-rsid="101431c5"/>
    </style:style>
    <style:style style:name="P86" style:family="paragraph" style:parent-style-name="Standard">
      <style:paragraph-properties fo:text-align="center" style:justify-single-word="false"/>
      <style:text-properties officeooo:paragraph-rsid="10178c94"/>
    </style:style>
    <style:style style:name="P87" style:family="paragraph" style:parent-style-name="Standard">
      <style:paragraph-properties fo:text-align="center" style:justify-single-word="false"/>
      <style:text-properties officeooo:paragraph-rsid="102c73f3"/>
    </style:style>
    <style:style style:name="P88" style:family="paragraph" style:parent-style-name="Standard">
      <style:text-properties officeooo:paragraph-rsid="0fcd2b2a"/>
    </style:style>
    <style:style style:name="P89" style:family="paragraph" style:parent-style-name="Standard">
      <style:text-properties officeooo:paragraph-rsid="0fad1a3f"/>
    </style:style>
    <style:style style:name="P90" style:family="paragraph" style:parent-style-name="Standard">
      <style:text-properties officeooo:paragraph-rsid="0e0463fc"/>
    </style:style>
    <style:style style:name="P91" style:family="paragraph" style:parent-style-name="Standard">
      <style:text-properties officeooo:paragraph-rsid="0e2a40f4"/>
    </style:style>
    <style:style style:name="P92" style:family="paragraph" style:parent-style-name="Standard">
      <style:text-properties officeooo:paragraph-rsid="0ff55d50"/>
    </style:style>
    <style:style style:name="P93" style:family="paragraph" style:parent-style-name="Standard">
      <style:text-properties officeooo:paragraph-rsid="100a8329"/>
    </style:style>
    <style:style style:name="P94" style:family="paragraph" style:parent-style-name="Standard">
      <style:text-properties officeooo:paragraph-rsid="101b90cf"/>
    </style:style>
    <style:style style:name="P95" style:family="paragraph" style:parent-style-name="Standard">
      <style:text-properties officeooo:paragraph-rsid="1020f7f1"/>
    </style:style>
    <style:style style:name="P96" style:family="paragraph" style:parent-style-name="Standard">
      <style:text-properties officeooo:rsid="0fde3dbd" officeooo:paragraph-rsid="102ebb87"/>
    </style:style>
    <style:style style:name="P97" style:family="paragraph" style:parent-style-name="Standard">
      <style:text-properties officeooo:paragraph-rsid="0f0649dd"/>
    </style:style>
    <style:style style:name="P98" style:family="paragraph" style:parent-style-name="Footnote">
      <style:text-properties officeooo:paragraph-rsid="104cbf60"/>
    </style:style>
    <style:style style:name="P99" style:family="paragraph" style:parent-style-name="Footnote">
      <style:text-properties officeooo:paragraph-rsid="104dd9dc"/>
    </style:style>
    <style:style style:name="P100" style:family="paragraph" style:parent-style-name="Footnote">
      <style:text-properties officeooo:paragraph-rsid="105c5e96"/>
    </style:style>
    <style:style style:name="P101" style:family="paragraph" style:parent-style-name="Standard">
      <style:text-properties officeooo:paragraph-rsid="105e3c68"/>
    </style:style>
    <style:style style:name="P102" style:family="paragraph" style:parent-style-name="Standard">
      <style:text-properties officeooo:paragraph-rsid="105fd251"/>
    </style:style>
    <style:style style:name="P103" style:family="paragraph" style:parent-style-name="Standard">
      <style:text-properties officeooo:paragraph-rsid="0ea9445c"/>
    </style:style>
    <style:style style:name="P104" style:family="paragraph" style:parent-style-name="Standard">
      <style:text-properties officeooo:rsid="0dde9a1c" officeooo:paragraph-rsid="1000e45b"/>
    </style:style>
    <style:style style:name="P105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6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0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d03b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90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91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6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1054e21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5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8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1" fo:font-size="12pt" fo:language="nl" fo:country="NL" fo:font-weight="normal" officeooo:rsid="1054e21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2" style:family="text">
      <style:text-properties fo:color="#000000" loext:opacity="100%" style:font-name="Liberation Sans1" fo:font-size="12pt" style:font-size-asian="12pt" style:font-size-complex="12pt"/>
    </style:style>
    <style:style style:name="T253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4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5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fo:font-size="10pt" fo:language="nl" fo:country="NL" fo:font-weight="normal" officeooo:rsid="1054e21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6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77" style:family="text">
      <style:text-properties style:use-window-font-color="true" loext:opacity="0%" style:font-name="Liberation Sans1" officeooo:rsid="047da547"/>
    </style:style>
    <style:style style:name="T278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9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00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301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2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5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8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9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1" fo:font-size="12pt" style:font-size-asian="12pt" style:font-size-complex="12pt"/>
    </style:style>
    <style:style style:name="T311" style:family="text">
      <style:text-properties style:use-window-font-color="true" loext:opacity="0%" style:font-name="Liberation Sans1" officeooo:rsid="0efd8e5c"/>
    </style:style>
    <style:style style:name="T312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13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4" style:family="text">
      <style:text-properties officeooo:rsid="04473353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officeooo:rsid="106d03b5" style:font-weight-asian="bold" style:font-weight-complex="bold"/>
    </style:style>
    <style:style style:name="T317" style:family="text">
      <style:text-properties officeooo:rsid="0aace3cd"/>
    </style:style>
    <style:style style:name="T318" style:family="text">
      <style:text-properties fo:font-size="10pt" officeooo:rsid="04473353" style:font-size-asian="10pt" style:font-size-complex="10pt"/>
    </style:style>
    <style:style style:name="T31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0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1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6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7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8" style:family="text">
      <style:text-properties officeooo:rsid="0f0ca65a"/>
    </style:style>
    <style:style style:name="T329" style:family="text">
      <style:text-properties style:font-name="Liberation Mono" fo:font-size="11pt" officeooo:rsid="10048e31" style:font-size-asian="11pt" style:font-size-complex="11pt"/>
    </style:style>
    <style:style style:name="T330" style:family="text">
      <style:text-properties fo:font-weight="normal" style:font-weight-asian="normal" style:font-weight-complex="normal"/>
    </style:style>
    <style:style style:name="T331" style:family="text">
      <style:text-properties officeooo:rsid="0f95a7a0"/>
    </style:style>
    <style:style style:name="T332" style:family="text">
      <style:text-properties officeooo:rsid="0f8f58bd"/>
    </style:style>
    <style:style style:name="T333" style:family="text">
      <style:text-properties style:font-name="Ubuntu1" fo:font-size="10pt" officeooo:rsid="04473353" style:font-size-asian="10pt" style:font-size-complex="10pt"/>
    </style:style>
    <style:style style:name="T334" style:family="text">
      <style:text-properties officeooo:rsid="101b90cf"/>
    </style:style>
    <style:style style:name="T335" style:family="text">
      <style:text-properties officeooo:rsid="101e15d6"/>
    </style:style>
    <style:style style:name="T336" style:family="text">
      <style:text-properties officeooo:rsid="10048e31"/>
    </style:style>
    <style:style style:name="T337" style:family="text">
      <style:text-properties style:text-underline-style="none"/>
    </style:style>
    <style:style style:name="T338" style:family="text">
      <style:text-properties officeooo:rsid="106e501d"/>
    </style:style>
    <style:style style:name="T339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5"><text:span text:style-name="T216">C</text:span><text:span text:style-name="T215">hecklist voor </text:span><text:span text:style-name="T217">de installatie</text:span><text:span text:style-name="T215"> van </text:span><text:span text:style-name="T215"><text:user-field-get text:name="Distro">Debian</text:user-field-get></text:span><text:span text:style-name="T218"><text:s/></text:span><text:span text:style-name="T218"><text:user-field-get text:name="Version">12</text:user-field-get></text:span><text:span text:style-name="T218"><text:s/></text:span><text:span text:style-name="T222">LTS</text:span><text:span text:style-name="T219"><text:note text:id="ftn1" text:note-class="footnote"><text:note-citation>1</text:note-citation><text:note-body><text:p text:style-name="P31"><text:span text:style-name="T256">LTS</text:span><text:span text:style-name="T262"> </text:span><text:span text:style-name="T263">staat voor</text:span><text:span text:style-name="T264"> </text:span><text:span text:style-name="T256">Long-Term Support, langetermijnondersteuning, </text:span><text:span text:style-name="T265">en </text:span><text:span text:style-name="T267">d</text:span><text:span text:style-name="T265">eze </text:span><text:span text:style-name="T271"><text:user-field-get text:name="Distro">Debian</text:user-field-get></text:span><text:span text:style-name="T272"><text:s/></text:span><text:span text:style-name="T272"><text:user-field-get text:name="Version">12</text:user-field-get></text:span><text:span text:style-name="T272"><text:s/></text:span><text:span text:style-name="T274">LTS</text:span><text:span text:style-name="Strong_20_Emphasis"><text:span text:style-name="T251"> </text:span></text:span><text:span text:style-name="T273"><text:user-field-get text:name="Edition">Desktop</text:user-field-get></text:span><text:span text:style-name="T275"><text:s/></text:span><text:span text:style-name="T268">(codenaam </text:span><text:span text:style-name="T270">bookworm</text:span><text:span text:style-name="T268">) </text:span><text:span text:style-name="T263">van</text:span><text:span text:style-name="T266"> </text:span><text:span text:style-name="T270">juni</text:span><text:span text:style-name="T259"> </text:span><text:span text:style-name="Strong_20_Emphasis"><text:span text:style-name="T169"><text:user-field-get text:name="Releaseyear">2023</text:user-field-get></text:span></text:span><text:span text:style-name="T259"><text:s/></text:span><text:span text:style-name="T256">wordt </text:span><text:span text:style-name="T260">vijf</text:span><text:span text:style-name="T256"> jaar onder</text:span><text:span text:style-name="T269">steund</text:span><text:span text:style-name="T261"> </text:span><text:span text:style-name="T256">tot </text:span><text:span text:style-name="T270">juni</text:span><text:span text:style-name="T257"> </text:span><text:span text:style-name="T256">202</text:span><text:span text:style-name="T270">8</text:span><text:span text:style-name="T258">.</text:span></text:p></text:note-body></text:note></text:span><text:span text:style-name="T220"> </text:span><text:span text:style-name="T220"><text:user-field-get text:name="Edition">Desktop</text:user-field-get></text:span><text:span text:style-name="T221">.</text:span></text:p>
      <text:p text:style-name="P45"/>
      <text:p text:style-name="P44"><text:span text:style-name="T16">Vul </text:span><text:span text:style-name="T17">achter</text:span><text:span text:style-name="T13"> de </text:span><text:span text:style-name="Definition"><text:span text:style-name="T328">ONDERSTREEPTE</text:span></text:span><text:span text:style-name="T1"> </text:span><text:span text:style-name="T14">woorden</text:span><text:span text:style-name="T13"> het</text:span><text:span text:style-name="Strong_20_Emphasis"><text:span text:style-name="T326"> </text:span></text:span><text:span text:style-name="Strong_20_Emphasis"><text:span text:style-name="T327">tekstvak</text:span></text:span><text:span text:style-name="T14"> </text:span><text:span text:style-name="T16">in,</text:span><text:span text:style-name="T14"> </text:span><text:span text:style-name="T277">zie </text:span><text:span text:style-name="T311">[</text:span><text:span text:style-name="T277">toelichting</text:span><text:span text:style-name="T311">]</text:span><text:span text:style-name="T14">:</text:span></text:p>
      <text:p text:style-name="P35"><text:span text:style-name="Definition"><text:span text:style-name="T19">GEBRUIKER</text:span></text:span><text:span text:style-name="T285"><text:tab/><text:tab/></text:span><text:span text:style-name="T310"> <text:tab/><text:tab/></text:span><text:span text:style-name="T286"><draw:control text:anchor-type="as-char" svg:y="-0.4cm" draw:z-index="23" draw:name="Gebruiker 1" draw:style-name="gr2" draw:text-style-name="P111" svg:width="6.4cm" svg:height="0.6cm" draw:control="control22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, bijv. </text:span><text:span text:style-name="T282">J</text:span><text:span text:style-name="T307">a</text:span><text:span text:style-name="T282">n </text:span><text:span text:style-name="T307">Jansen</text:span><text:span text:style-name="T308">]</text:span></text:p>
      <text:p text:style-name="P101"><text:span text:style-name="Definition"><text:span text:style-name="T279">g</text:span></text:span><text:span text:style-name="Definition">ebruikersnaam</text:span><text:span text:style-name="Definition"><text:span text:style-name="T337"><text:tab/></text:span></text:span><text:span text:style-name="T278"><draw:control text:anchor-type="as-char" svg:y="-0.4cm" draw:z-index="24" draw:name="Gberuikersnaam 2" draw:style-name="gr2" draw:text-style-name="P111" svg:width="6.4cm" svg:height="0.6cm" draw:control="control23"><svg:title>Gebruikersnaam</svg:title><svg:desc>Korte naam, bijv. jan</svg:desc></draw:control></text:span><text:span text:style-name="T278"><text:tab/> <text:s text:c="2"/></text:span><text:span text:style-name="T6">[</text:span><text:span text:style-name="T7">K</text:span><text:span text:style-name="T5">orte naam, bijv. </text:span><text:span text:style-name="T241">j</text:span><text:span text:style-name="T242">a</text:span><text:span text:style-name="T241">n</text:span><text:span text:style-name="T243">]</text:span></text:p>
      <text:p text:style-name="P35"><text:span text:style-name="Definition">COMPUTERNAAM</text:span><text:span text:style-name="T309"><text:tab/><text:tab/></text:span><draw:control text:anchor-type="as-char" svg:y="-0.4cm" draw:z-index="25" draw:name="Computernaam 1" draw:style-name="gr2" draw:text-style-name="P111" svg:width="6.4cm" svg:height="0.6cm" draw:control="control24"><svg:title>Computernaam</svg:title><svg:desc>Unieke naam van de computer</svg:desc></draw:control><text:tab/> <text:s text:c="2"/><text:span text:style-name="T290">[</text:span><text:span text:style-name="T291">N</text:span><text:span text:style-name="T292">aam van de compute</text:span><text:span text:style-name="T293">r, </text:span><text:span text:style-name="T294">bijv. </text:span><text:span text:style-name="T295">pc02</text:span><text:span text:style-name="T290">]</text:span></text:p>
      <text:p text:style-name="P35"><text:span text:style-name="Definition"><text:span text:style-name="T296">GEBRUIKER</text:span></text:span><text:span text:style-name="Definition"><text:span text:style-name="T306"><text:tab/></text:span></text:span><text:span text:style-name="T289"><text:tab/></text:span><text:span text:style-name="T310"> <text:tab/><text:tab/></text:span><text:span text:style-name="T286"><draw:control text:anchor-type="as-char" svg:y="-0.4cm" draw:z-index="26" draw:name="Gebruiker 2" draw:style-name="gr2" draw:text-style-name="P112" svg:width="6.4cm" svg:height="0.6cm" draw:control="control25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 </text:span><text:span text:style-name="T283">evt. 2</text:span><text:span text:style-name="T312">e</text:span><text:span text:style-name="T281"> gebruiker</text:span><text:span text:style-name="T284">]</text:span></text:p>
      <text:p text:style-name="P101"><text:span text:style-name="Definition"><text:span text:style-name="T296">GEBRUIKERSN</text:span></text:span><text:span text:style-name="Definition"><text:span text:style-name="T297">aa</text:span></text:span><text:span text:style-name="Definition"><text:span text:style-name="T296">M</text:span></text:span><text:span text:style-name="Definition"><text:span text:style-name="T306"><text:tab/></text:span></text:span><text:span text:style-name="T278"><draw:control text:anchor-type="as-char" svg:y="-0.4cm" draw:z-index="27" draw:name="Gberuikersnaam 1" draw:style-name="gr2" draw:text-style-name="P111" svg:width="6.4cm" svg:height="0.6cm" draw:control="control26"><svg:title>Gebruikersnaam</svg:title><svg:desc>Korte naam, bijv. jan</svg:desc></draw:control></text:span><text:span text:style-name="T278"><text:tab/> <text:s text:c="2"/></text:span><text:span text:style-name="T299">[</text:span><text:span text:style-name="T300">K</text:span><text:span text:style-name="T298">orte naam</text:span><text:span text:style-name="T301"> </text:span><text:span text:style-name="T302">e</text:span><text:span text:style-name="T303">vt. 2</text:span><text:span text:style-name="T313">e</text:span><text:span text:style-name="T303"> </text:span><text:span text:style-name="T304">gebruiker</text:span><text:span text:style-name="T305">]</text:span></text:p>
      <text:p text:style-name="P35"><text:span text:style-name="T226">Vervang </text:span><text:span text:style-name="T231">de</text:span><text:span text:style-name="T226"> </text:span><text:span text:style-name="Definition"><text:span text:style-name="T20">ONDERSTREEPTE</text:span></text:span><text:span text:style-name="T226"> </text:span><text:span text:style-name="T227">woorden </text:span><text:span text:style-name="T226">in deze checklist door </text:span><text:span text:style-name="T231">d</text:span><text:span text:style-name="T233">i</text:span><text:span text:style-name="T231">e </text:span><text:span text:style-name="T232">in </text:span><text:span text:style-name="T233">het</text:span><text:span text:style-name="Strong_20_Emphasis"><text:span text:style-name="T60"> </text:span></text:span><text:span text:style-name="Strong_20_Emphasis"><text:span text:style-name="T96">tekstvak</text:span></text:span><text:span text:style-name="T226">.</text:span></text:p>
      <text:p text:style-name="P38"/>
      <text:p text:style-name="P38"/>
      <text:p text:style-name="P33"><text:span text:style-name="T238">Nog niet op Linux?</text:span><text:span text:style-name="T228"><text:tab/></text:span><text:span text:style-name="T234"><text:tab/></text:span><text:span text:style-name="T235">G</text:span><text:span text:style-name="T225">ebruik </text:span><text:span text:style-name="Strong_20_Emphasis"><text:span text:style-name="T239">Checklist </text:span></text:span><text:span text:style-name="Strong_20_Emphasis"><text:span text:style-name="T240">overzetten</text:span></text:span><text:span text:style-name="T225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9"> onder </text:span><text:span text:style-name="T237">Linux</text:span><text:span text:style-name="T230">.</text:span></text:p>
      <text:p text:style-name="P27"><text:span text:style-name="T213">Nieuwe installatie?</text:span><text:span text:style-name="T208"><text:tab/></text:span><text:span text:style-name="T210"></text:span><text:span text:style-name="T212"><text:tab/></text:span><text:span text:style-name="T211">B</text:span><text:span text:style-name="T208">egin bij hoofdstuk </text:span><text:span text:style-name="T213"><text:bookmark-ref text:reference-format="page" text:ref-name="__RefNumPara__4009_1271708128">2</text:bookmark-ref></text:span><text:span text:style-name="T213"><text:s text:c="2"/></text:span><text:span text:style-name="T214"><text:bookmark-ref text:reference-format="text" text:ref-name="__RefNumPara__4009_1271708128">Installatie uitvoeren</text:bookmark-ref></text:span><text:span text:style-name="T209">.</text:span></text:p>
      <text:p text:style-name="P34"><text:span text:style-name="Strong_20_Emphasis"><text:span text:style-name="T236"/></text:span></text:p>
      <text:p text:style-name="P34"><text:span text:style-name="Strong_20_Emphasis"><text:span text:style-name="T236"/></text:span></text:p>
      <text:list xml:id="list2539652843" text:style-name="L1">
        <text:list-item>
          <text:p text:style-name="P106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107"><draw:control text:anchor-type="as-char" draw:z-index="2" draw:name="Vorm3" draw:style-name="gr1" draw:text-style-name="P11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07"><draw:control text:anchor-type="as-char" draw:z-index="14" draw:name="Vorm 2" draw:style-name="gr1" draw:text-style-name="P110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6"><text:span text:style-name="Strong_20_Emphasis"><text:span text:style-name="T5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7"><text:note text:id="ftn2" text:note-class="footnote"><text:note-citation>2</text:note-citation><text:note-body><text:p text:style-name="P28"><text:span text:style-name="T192">E</text:span><text:span text:style-name="T193">v</text:span><text:span text:style-name="T194">en</text:span><text:span text:style-name="T196">t</text:span><text:span text:style-name="T197">uele </text:span><text:span text:style-name="T198">extra </text:span><text:span text:style-name="Definition"><text:span text:style-name="T319">gebruiker</text:span></text:span><text:span text:style-name="T198">s aanmelden </text:span><text:span text:style-name="T199">en dezelfde stappen uitvoeren</text:span><text:span text:style-name="T195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107"><draw:control text:anchor-type="as-char" draw:z-index="8" draw:name="Vorm4" draw:style-name="gr1" draw:text-style-name="P11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202"/></text:span></text:p>
          </table:table-cell>
          <table:table-cell table:style-name="_31_._5f_Installatie_5f_voorbereiden.D3" office:value-type="string">
            <text:p text:style-name="P97"><text:span text:style-name="Strong_20_Emphasis"><text:span text:style-name="T56">Installeer </text:span></text:span><text:span text:style-name="Strong_20_Emphasis"><text:span text:style-name="T94">Debian-</text:span></text:span><text:span text:style-name="Strong_20_Emphasis"><text:span text:style-name="T84">pakket kz</text:span></text:span><text:span text:style-name="Strong_20_Emphasis"><text:span text:style-name="T84"><text:note text:id="ftn3" text:note-class="footnote"><text:note-citation>3</text:note-citation><text:note-body><text:p text:style-name="P69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4" office:value-type="string">
            <text:p text:style-name="P92"><text:span text:style-name="Strong_20_Emphasis"><text:span text:style-name="T91">T</text:span></text:span><text:span text:style-name="Strong_20_Emphasis"><text:span text:style-name="T61">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91">(</text:span></text:span><text:span text:style-name="Strong_20_Emphasis"><text:span text:style-name="T92">d</text:span></text:span><text:span text:style-name="Strong_20_Emphasis"><text:span text:style-name="T60">ruk op de </text:span></text:span><text:span text:style-name="Strong_20_Emphasis"><text:span text:style-name="T203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29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59"> </text:span></text:span><text:span text:style-name="Strong_20_Emphasis"><text:span text:style-name="T91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56"/></text:span></text:p>
          </table:table-cell>
          <table:table-cell table:style-name="_31_._5f_Installatie_5f_voorbereiden.D5" office:value-type="string">
            <text:p text:style-name="P59"><text:span text:style-name="T4">Typ</text:span><text:span text:style-name="Strong_20_Emphasis"><text:span text:style-name="T62"> de</text:span></text:span><text:span text:style-name="Strong_20_Emphasis"><text:span text:style-name="T66">z</text:span></text:span><text:span text:style-name="Strong_20_Emphasis"><text:span text:style-name="T62">e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6" office:value-type="string">
            <text:p text:style-name="P7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7" office:value-type="string">
            <text:p text:style-name="P72"><text:span text:style-name="User_20_Entry"><text:span text:style-name="T2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8" office:value-type="string">
            <text:p text:style-name="P72"><text:span text:style-name="User_20_Entry"><text:span text:style-name="T2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107"><draw:control text:anchor-type="as-char" draw:z-index="3" draw:name="Vorm6" draw:style-name="gr1" draw:text-style-name="P11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07"><draw:control text:anchor-type="as-char" draw:z-index="15" draw:name="Vorm 6" draw:style-name="gr1" draw:text-style-name="P110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7"><text:span text:style-name="Strong_20_Emphasis"><text:span text:style-name="T59">Bereid de installatie voor</text:span></text:span><text:span text:style-name="Strong_20_Emphasis"><text:span text:style-name="T58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92"><text:span text:style-name="Strong_20_Emphasis"><text:span text:style-name="T61">Typ </text:span></text:span><text:span text:style-name="Strong_20_Emphasis"><text:span text:style-name="T119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7">4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71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</text:span></text:span><text:span text:style-name="Strong_20_Emphasis"><text:span text:style-name="T108">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3" office:value-type="string">
            <text:p text:style-name="P71"><text:span text:style-name="Strong_20_Emphasis"><text:span text:style-name="T93">Selecteer</text:span></text:span><text:span text:style-name="Strong_20_Emphasis"><text:span text:style-name="T69"> </text:span></text:span><text:span text:style-name="Strong_20_Emphasis"><text:span text:style-name="T137">1</text:span></text:span><text:span text:style-name="Strong_20_Emphasis"><text:span text:style-name="T138"> <text:s/></text:span></text:span><text:span text:style-name="Strong_20_Emphasis"><text:span text:style-name="T139">In</text:span></text:span><text:span text:style-name="Strong_20_Emphasis"><text:span text:style-name="T134">stallatie voorbereiden</text:span></text:span><text:span text:style-name="Strong_20_Emphasis"><text:span text:style-name="T85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4" office:value-type="string">
            <text:p text:style-name="P62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42"/>
      <text:list xml:id="list121416394565076" text:continue-numbering="true" text:style-name="L1">
        <text:list-item>
          <text:p text:style-name="P107"><text:bookmark-start text:name="__RefNumPara__4009_1271708128"/>Installatie uitvoeren<text:bookmark-end text:name="__RefNumPara__4009_1271708128"/></text:p>
        </text:list-item>
      </text:list>
      <text:p text:style-name="P4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107"><draw:control text:anchor-type="as-char" draw:z-index="4" draw:name="Vorm9" draw:style-name="gr1" draw:text-style-name="P11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3"><text:span text:style-name="T252">Start de computer op vanaf</text:span><text:span text:style-name="T252"><text:note text:id="ftn5" text:note-class="footnote"><text:note-citation>1</text:note-citation><text:note-body><text:p text:style-name="P100"><text:span text:style-name="T186">B</text:span><text:span text:style-name="T185">ootmenu/</text:span><text:span text:style-name="T186">S</text:span><text:span text:style-name="T185">etup</text:span><text:span text:style-name="T183"> via </text:span><text:span text:style-name="T181">é</text:span><text:span text:style-name="T182">é</text:span><text:span text:style-name="T186">n van de </text:span><text:span text:style-name="Definition"><text:span text:style-name="T184">Veelgebruikte toetsen: </text:span></text:span><text:span text:style-name="Definition"><text:span text:style-name="T187"><text:s/></text:span></text:span><text:span text:style-name="User_20_Entry"><text:span text:style-name="T205">Esc</text:span></text:span><text:span text:style-name="User_20_Entry"><text:span text:style-name="T190">,</text:span></text:span><text:span text:style-name="Definition"><text:span text:style-name="T187"> </text:span></text:span><text:span text:style-name="User_20_Entry"><text:span text:style-name="T205">Delete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2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9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0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1</text:span></text:span><text:span text:style-name="User_20_Entry"><text:span text:style-name="T191">,</text:span></text:span><text:span text:style-name="Definition"><text:span text:style-name="T187"> </text:span></text:span><text:span text:style-name="Definition"><text:span text:style-name="T188">o</text:span></text:span><text:span text:style-name="Definition"><text:span text:style-name="T189">f</text:span></text:span><text:span text:style-name="Definition"><text:span text:style-name="T187"> </text:span></text:span><text:span text:style-name="User_20_Entry"><text:span text:style-name="T205">F12</text:span></text:span><text:span text:style-name="User_20_Entry"><text:span text:style-name="T191">.</text:span></text:span></text:p></text:note-body></text:note></text:span><text:span text:style-name="T252"> </text:span><text:span text:style-name="T253">een </text:span><text:span text:style-name="T247"><text:user-field-get text:name="Distro">Debian</text:user-field-get></text:span><text:span text:style-name="T248"><text:s/></text:span><text:span text:style-name="T248"><text:user-field-get text:name="Version">12</text:user-field-get></text:span><text:span text:style-name="T248"><text:s/></text:span><text:span text:style-name="T250">LTS</text:span><text:span text:style-name="Strong_20_Emphasis"><text:span text:style-name="T245">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54">Live</text:span><text:span text:style-name="T151"><text:note text:id="ftn6" text:note-class="footnote"><text:note-citation>2</text:note-citation><text:note-body><text:p text:style-name="P32"><text:span text:style-name="T314">Vanaf een </text:span><text:span text:style-name="T331">L</text:span><text:span text:style-name="T314">ive </text:span><text:span text:style-name="T332">USB</text:span><text:span text:style-name="T317">-stick</text:span><text:span text:style-name="T333"> </text:span><text:span text:style-name="T314">kunt u opstarten en </text:span><text:span text:style-name="T318">met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werken zonder enige bestanden op de harde schijf te wijzigen en maakt ook installatie van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mogelijk.</text:span></text:p></text:note-body></text:note></text:span><text:span text:style-name="T150"> </text:span><text:span text:style-name="T154">USB</text:span><text:span text:style-name="T152">-stick</text:span><text:span text:style-name="T152"><text:note text:id="ftn7" text:note-class="footnote"><text:note-citation>3</text:note-citation><text:note-body><text:p text:style-name="P99"><text:span text:style-name="Strong_20_Emphasis"><text:span text:style-name="T170">Maak een opstartbare USB-stick</text:span></text:span><text:span text:style-name="Strong_20_Emphasis"><text:span text:style-name="T166">:<text:line-break/></text:span></text:span><text:span text:style-name="T15">D</text:span><text:span text:style-name="Strong_20_Emphasis"><text:span text:style-name="T157">ow</text:span></text:span><text:span text:style-name="Strong_20_Emphasis"><text:span text:style-name="T158">nload </text:span></text:span><text:span text:style-name="Strong_20_Emphasis"><text:span text:style-name="T155">e</text:span></text:span><text:span text:style-name="Strong_20_Emphasis"><text:span text:style-name="T159">e</text:span></text:span><text:span text:style-name="Strong_20_Emphasis"><text:span text:style-name="T160">n</text:span></text:span><text:span text:style-name="Strong_20_Emphasis"><text:span text:style-name="T180"> </text:span></text:span><text:span text:style-name="Strong_20_Emphasis"><text:span text:style-name="T201">CD</text:span></text:span><text:span text:style-name="Strong_20_Emphasis"><text:span text:style-name="T200">-beeldbestand</text:span></text:span><text:span text:style-name="Strong_20_Emphasis"><text:span text:style-name="T158"> </text:span></text:span><text:span text:style-name="Strong_20_Emphasis"><text:span text:style-name="T164">(.iso) </text:span></text:span><text:span text:style-name="Strong_20_Emphasis"><text:span text:style-name="T161">v</text:span></text:span><text:span text:style-name="Strong_20_Emphasis"><text:span text:style-name="T162">anaf</text:span></text:span><text:span text:style-name="Strong_20_Emphasis"><text:span text:style-name="T163"> </text:span></text:span><text:a xlink:type="simple" xlink:href="https://www.debian.org/" text:style-name="Internet_20_link" text:visited-style-name="Visited_20_Internet_20_Link"><text:span text:style-name="Strong_20_Emphasis"><text:span text:style-name="T320">debian.org</text:span></text:span></text:a><text:span text:style-name="Strong_20_Emphasis"><text:span text:style-name="T163">, </text:span></text:span><text:span text:style-name="Strong_20_Emphasis"><text:span text:style-name="T165">klik </text:span></text:span><text:span text:style-name="Strong_20_Emphasis"><text:span text:style-name="T168">op </text:span></text:span><text:span text:style-name="Strong_20_Emphasis"><text:span text:style-name="T172">Other downloads</text:span></text:span><text:span text:style-name="Strong_20_Emphasis"><text:span text:style-name="T168"> (onder Downloads) en vervolgens op </text:span></text:span><text:span text:style-name="Strong_20_Emphasis"><text:span text:style-name="T172">Live Gnome</text:span></text:span><text:span text:style-name="Strong_20_Emphasis"><text:span text:style-name="T168"> (onder Try </text:span></text:span><text:span text:style-name="Strong_20_Emphasis"><text:span text:style-name="T168"><text:user-field-get text:name="Distro">Debian</text:user-field-get></text:span></text:span><text:span text:style-name="Strong_20_Emphasis"><text:span text:style-name="T168"><text:s/>Live before installing).</text:span></text:span></text:p><text:p text:style-name="P98"><text:span text:style-name="Strong_20_Emphasis"><text:span text:style-name="T167"><text:tab/>De volgende stappen staan beschreven in </text:span></text:span><text:span text:style-name="Strong_20_Emphasis"><text:span text:style-name="T171">Linux informatie</text:span></text:span><text:span text:style-name="Strong_20_Emphasis"><text:span text:style-name="T167">, te vinden op </text:span></text:span><text:a xlink:type="simple" xlink:href="https://karelzimmer.nl/" text:style-name="Internet_20_link" text:visited-style-name="Visited_20_Internet_20_Link"><text:span text:style-name="Strong_20_Emphasis"><text:span text:style-name="T321">karelzimmer.nl</text:span></text:span></text:a><text:span text:style-name="Strong_20_Emphasis"><text:span text:style-name="T167">, onder </text:span></text:span><text:span text:style-name="Strong_20_Emphasis"><text:span text:style-name="T171">Linux</text:span></text:span><text:span text:style-name="Strong_20_Emphasis"><text:span text:style-name="T167">.</text:span></text:span></text:p></text:note-body></text:note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56"/></text:span></text:p>
          </table:table-cell>
          <table:table-cell table:style-name="_32_._5f_Installatie_5f_uitvoeren.C2" office:value-type="string">
            <text:p text:style-name="P50"><text:span text:style-name="Strong_20_Emphasis"><text:span text:style-name="T93">Selecteer</text:span></text:span><text:span text:style-name="Strong_20_Emphasis"><text:span text:style-name="T113"> </text:span></text:span><text:span text:style-name="Strong_20_Emphasis"><text:span text:style-name="T128">Live </text:span></text:span><text:span text:style-name="Strong_20_Emphasis"><text:span text:style-name="T129">system (amd64)</text:span></text:span><text:span text:style-name="Strong_20_Emphasis"><text:span text:style-name="T11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85"><text:span text:style-name="Strong_20_Emphasis"><text:span text:style-name="T107"><draw:control text:anchor-type="as-char" draw:z-index="20" draw:name="Vorm13_ 2" draw:style-name="gr1" draw:text-style-name="P110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8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5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107"><draw:control text:anchor-type="as-char" draw:z-index="10" draw:name="Vorm13_1" draw:style-name="gr1" draw:text-style-name="P110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91"><text:span text:style-name="Strong_20_Emphasis"><text:span text:style-name="T47">Start de installatie</text:span></text:span><text:span text:style-name="Strong_20_Emphasis"><text:span text:style-name="T114"> </text:span></text:span><text:span text:style-name="Strong_20_Emphasis"><text:span text:style-name="T58">via </text:span></text:span><text:span text:style-name="Strong_20_Emphasis"><text:span text:style-name="T59">een </text:span></text:span><text:span text:style-name="Strong_20_Emphasis"><text:span text:style-name="T73">klik op </text:span></text:span><text:span text:style-name="Strong_20_Emphasis"><text:span text:style-name="T121">Activities</text:span></text:span><text:span text:style-name="Strong_20_Emphasis"><text:span text:style-name="T73"> en </text:span></text:span><text:span text:style-name="Strong_20_Emphasis"><text:span text:style-name="T74">een </text:span></text:span><text:span text:style-name="Strong_20_Emphasis"><text:span text:style-name="T73">klik op</text:span></text:span><text:span text:style-name="Strong_20_Emphasis"><text:span text:style-name="T75"> </text:span></text:span><text:span text:style-name="Strong_20_Emphasis"><text:span text:style-name="T122">Install Debian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7" office:value-type="string">
            <text:p text:style-name="P96"><text:span text:style-name="T336">Typ '</text:span><text:span text:style-name="T329">live</text:span><text:span text:style-name="T336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8" office:value-type="string">
            <text:p text:style-name="P91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9" office:value-type="string">
            <text:p text:style-name="P48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</text:span></text:span><text:span text:style-name="Strong_20_Emphasis"><text:span text:style-name="T28">h</text:span></text:span><text:span text:style-name="Strong_20_Emphasis"><text:span text:style-name="T26">e</text:span></text:span><text:span text:style-name="Strong_20_Emphasis"><text:span text:style-name="T28">t</text:span></text:span><text:span text:style-name="Strong_20_Emphasis"><text:span text:style-name="T26"> </text:span></text:span><text:span text:style-name="Strong_20_Emphasis"><text:span text:style-name="T27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0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107"><draw:control text:anchor-type="as-char" draw:z-index="13" draw:name="Vorm13_ 1" draw:style-name="gr1" draw:text-style-name="P110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90"><text:span text:style-name="Strong_20_Emphasis"><text:span text:style-name="T47">Bij </text:span></text:span><text:span text:style-name="Strong_20_Emphasis"><text:span text:style-name="T130">Welcome</text:span></text:span><text:span text:style-name="Strong_20_Emphasis"><text:span text:style-name="T47">: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1" office:value-type="string">
            <text:p text:style-name="P94"><text:span text:style-name="Strong_20_Emphasis"><text:span text:style-name="T54">K</text:span></text:span><text:span text:style-name="Strong_20_Emphasis"><text:span text:style-name="T47">ies </text:span></text:span><text:span text:style-name="Strong_20_Emphasis"><text:span text:style-name="T130">Nederlands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1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6"><text:span text:style-name="Strong_20_Emphasis"><text:span text:style-name="T107"><draw:control text:anchor-type="as-char" draw:z-index="21" draw:name="Vorm13_ 3" draw:style-name="gr1" draw:text-style-name="P110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1">Bij <text:span text:style-name="T315">Locatie</text:span>: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4" office:value-type="string">
            <text:p text:style-name="P22"><text:span text:style-name="T334">B</text:span>ij <text:span text:style-name="T315">Regio</text:span> <text:span text:style-name="T334">kies</text:span> <text:span text:style-name="T315">Europa</text:span>.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6"><text:span text:style-name="Strong_20_Emphasis"><text:span text:style-name="T107"><draw:control text:anchor-type="as-char" draw:z-index="22" draw:name="Vorm13_ 4" draw:style-name="gr1" draw:text-style-name="P110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1">Bij <text:span text:style-name="T315">Toetsenbord</text:span>: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6"/>
          </table:table-cell>
          <table:table-cell table:style-name="_32_._5f_Installatie_5f_uitvoeren.C17" office:value-type="string">
            <text:p text:style-name="P23"><text:span text:style-name="T335">K</text:span>ies <text:span text:style-name="T315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107"><draw:control text:anchor-type="as-char" draw:z-index="5" draw:name="Vorm13" draw:style-name="gr1" draw:text-style-name="P110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9"><text:span text:style-name="Strong_20_Emphasis"><text:span text:style-name="T110">Bij </text:span></text:span><text:span text:style-name="Strong_20_Emphasis"><text:span text:style-name="T127">Gebruikers</text:span></text:span><text:span text:style-name="Strong_20_Emphasis"><text:span text:style-name="T110">:</text:span>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21" office:value-type="string">
            <text:p text:style-name="P88"><text:span text:style-name="Strong_20_Emphasis"><text:span text:style-name="T112">V</text:span></text:span><text:span text:style-name="Strong_20_Emphasis"><text:span text:style-name="T110">ul in </text:span></text:span><text:span text:style-name="Strong_20_Emphasis"><text:span text:style-name="T131">Wat is je naam?</text:span></text:span><text:span text:style-name="Strong_20_Emphasis"><text:span text:style-name="T49"> </text:span></text:span><text:span text:style-name="Definition"><text:span text:style-name="T9">gebruiker</text:span></text:span><text:span text:style-name="Strong_20_Emphasis"><text:span text:style-name="T98">,</text:span></text:span><text:span text:style-name="Strong_20_Emphasis"><text:span text:style-name="T99"><text:line-break/></text:span></text:span><text:span text:style-name="Strong_20_Emphasis"><text:span text:style-name="T131">Welke naam wil je gebruiken om in te loggen?</text:span></text:span><text:span text:style-name="Strong_20_Emphasis"><text:span text:style-name="T50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7">,<text:line-break/></text:span></text:span><text:span text:style-name="Strong_20_Emphasis"><text:span text:style-name="T132">Wat is de </text:span></text:span><text:span text:style-name="Strong_20_Emphasis"><text:span text:style-name="T131">naam van deze </text:span></text:span><text:span text:style-name="Strong_20_Emphasis"><text:span text:style-name="T132">computer</text:span></text:span><text:span text:style-name="Strong_20_Emphasis"><text:span text:style-name="T51"> </text:span></text:span><text:span text:style-name="Definition"><text:span text:style-name="T9">computernaam</text:span></text:span><text:span text:style-name="Strong_20_Emphasis"><text:span text:style-name="T49">, </text:span></text:span><text:span text:style-name="Strong_20_Emphasis"><text:span text:style-name="T55">en</text:span></text:span></text:p>
            <text:p text:style-name="P88"><text:span text:style-name="Strong_20_Emphasis"><text:span text:style-name="T50">v</text:span></text:span><text:span text:style-name="Strong_20_Emphasis"><text:span text:style-name="T49">ul </text:span></text:span><text:span text:style-name="Strong_20_Emphasis"><text:span text:style-name="T52">tweemaal het </text:span></text:span><text:span text:style-name="Strong_20_Emphasis"><text:span text:style-name="T133">wachtwoord</text:span></text:span><text:span text:style-name="Strong_20_Emphasis"><text:span text:style-name="T52"> </text:span></text:span><text:span text:style-name="Strong_20_Emphasis"><text:span text:style-name="T49">in</text:span></text:span><text:span text:style-name="Strong_20_Emphasis"><text:span text:style-name="T46">.</text:span></text:span></text:p>
          </table:table-cell>
        </table:table-row>
      </table:table>
      <text:p text:style-name="P52"><text:span text:style-name="Strong_20_Emphasis"><text:span text:style-name="T115"/></text:span></text:p>
      <text:list xml:id="list121416697966950" text:continue-numbering="true" text:style-name="L1">
        <text:list-item>
          <text:p text:style-name="P109"><text:span text:style-name="Strong_20_Emphasis"><text:span text:style-name="T144">Installatie </text:span></text:span><text:span text:style-name="Strong_20_Emphasis"><text:span text:style-name="T145">afronden</text:span></text:span></text:p>
        </text:list-item>
      </text:list>
      <text:p text:style-name="P53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107"><draw:control text:anchor-type="as-char" draw:z-index="6" draw:name="Vorm22" draw:style-name="gr1" draw:text-style-name="P11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9"><draw:control text:anchor-type="as-char" draw:z-index="18" draw:name="Vorm 1" draw:style-name="gr1" draw:text-style-name="P110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30">Volg de aanwijzingen op de </text:span></text:span><text:span text:style-name="Strong_20_Emphasis"><text:span text:style-name="T29">welkomst</text:span></text:span><text:span text:style-name="Strong_20_Emphasis"><text:span text:style-name="T330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9"><text:span text:style-name="Strong_20_Emphasis"><text:span text:style-name="T38"><draw:control text:anchor-type="as-char" draw:z-index="28" draw:name="Vorm13_ 5" draw:style-name="gr1" draw:text-style-name="P110" svg:width="0.35cm" svg:height="0.35cm" draw:control="control27"/></text:span></text:span></text:p>
          </table:table-cell>
          <table:table-cell table:style-name="_33_._5f_Installatie_5f_afronden.C4" office:value-type="string">
            <text:p text:style-name="P25"><text:span text:style-name="Strong_20_Emphasis"><text:span text:style-name="T38">Voeg eventuele extra </text:span></text:span><text:span text:style-name="Strong_20_Emphasis"><text:span text:style-name="T44">gebruiker</text:span></text:span><text:span text:style-name="Strong_20_Emphasis"><text:span text:style-name="T38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26"><text:span text:style-name="Strong_20_Emphasis"><text:span text:style-name="T101">Typ </text:span></text:span><text:span text:style-name="Strong_20_Emphasis"><text:span text:style-name="T126">gebr</text:span></text:span><text:span text:style-name="Strong_20_Emphasis"><text:span text:style-name="T102"> </text:span></text:span><text:span text:style-name="Strong_20_Emphasis"><text:span text:style-name="T103">(d</text:span></text:span><text:span text:style-name="Strong_20_Emphasis"><text:span text:style-name="T104">ruk</text:span></text:span><text:span text:style-name="Strong_20_Emphasis"><text:span text:style-name="T105"> op</text:span></text:span><text:span text:style-name="Strong_20_Emphasis"><text:span text:style-name="T106"> de </text:span></text:span><text:span text:style-name="Strong_20_Emphasis"><text:span text:style-name="T203">Super</text:span></text:span><text:span text:style-name="Strong_20_Emphasis"><text:span text:style-name="T106">-toets</text:span></text:span><text:span text:style-name="Strong_20_Emphasis"><text:span text:style-name="T100"><text:note text:id="ftn8" text:note-class="footnote"><text:note-citation>1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106"> </text:span></text:span><text:span text:style-name="Strong_20_Emphasis"><text:span text:style-name="T103">als nodig)</text:span></text:span><text:span text:style-name="Strong_20_Emphasis"><text:span text:style-name="T38"> en klik achter </text:span></text:span><text:span text:style-name="Strong_20_Emphasis"><text:span text:style-name="T42">Instellingen</text:span></text:span><text:span text:style-name="Strong_20_Emphasis"><text:span text:style-name="T38"> op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Ontgrendelen</text:span></text:span><text:span text:style-name="Strong_20_Emphasis"><text:span text:style-name="T38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Gebruiker 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ies </text:span></text:span><text:span text:style-name="Strong_20_Emphasis"><text:span text:style-name="T39">bij</text:span></text:span><text:span text:style-name="Strong_20_Emphasis"><text:span text:style-name="T38"> </text:span></text:span><text:span text:style-name="Strong_20_Emphasis"><text:span text:style-name="T42">Account-type</text:span></text:span><text:span text:style-name="Strong_20_Emphasis"><text:span text:style-name="T38"> </text:span></text:span><text:span text:style-name="Strong_20_Emphasis"><text:span text:style-name="T39">voor </text:span></text:span><text:span text:style-name="Strong_20_Emphasis"><text:span text:style-name="T42">Standaard</text:span></text:span><text:span text:style-name="Strong_20_Emphasis"><text:span text:style-name="T38"> of </text:span></text:span><text:span text:style-name="Strong_20_Emphasis"><text:span text:style-name="T42">Beheerd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Vul </text:span></text:span><text:span text:style-name="Strong_20_Emphasis"><text:span text:style-name="T40">in</text:span></text:span><text:span text:style-name="Strong_20_Emphasis"><text:span text:style-name="T38"> </text:span></text:span><text:span text:style-name="Strong_20_Emphasis"><text:span text:style-name="T43">Volledige naam</text:span></text:span><text:span text:style-name="Strong_20_Emphasis"><text:span text:style-name="T40"> </text:span></text:span><text:span text:style-name="Strong_20_Emphasis"><text:span text:style-name="T45">gebruiker</text:span></text:span><text:span text:style-name="Strong_20_Emphasis"><text:span text:style-name="T40"> en </text:span></text:span><text:span text:style-name="Strong_20_Emphasis"><text:span text:style-name="T43">Gebruikersnaam</text:span></text:span><text:span text:style-name="Strong_20_Emphasis"><text:span text:style-name="T40"> </text:span></text:span><text:span text:style-name="Strong_20_Emphasis"><text:span text:style-name="T45">gebruikersnaam</text:span></text:span><text:span text:style-name="Strong_20_Emphasis"><text:span text:style-name="T40">, e</text:span></text:span><text:span text:style-name="Strong_20_Emphasis"><text:span text:style-name="T38">n klik op </text:span></text:span><text:span text:style-name="Strong_20_Emphasis"><text:span text:style-name="T42">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Sluit het scherm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3"><text:span text:style-name="Strong_20_Emphasis"><text:span text:style-name="T107"><draw:control text:anchor-type="as-char" draw:z-index="29" draw:name="Vorm4_ 1" draw:style-name="gr1" draw:text-style-name="P110" svg:width="0.35cm" svg:height="0.35cm" draw:control="control28"/></text:span></text:span></text:p>
          </table:table-cell>
          <table:table-cell table:style-name="_33_._5f_Installatie_5f_afronden.C4" office:value-type="string">
            <text:p text:style-name="P103"><text:span text:style-name="Strong_20_Emphasis"><text:span text:style-name="T56">Installeer </text:span></text:span><text:span text:style-name="Strong_20_Emphasis"><text:span text:style-name="T97">updates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4" office:value-type="string">
            <text:p text:style-name="P102"><text:span text:style-name="Strong_20_Emphasis"><text:span text:style-name="T61">Typ </text:span></text:span><text:span text:style-name="Strong_20_Emphasis"><text:span text:style-name="T125">syn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25">Synaptic-pakketbehe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4">Klik op <text:span text:style-name="T316">Her</text:span><text:span text:style-name="T315">laden</text:span> en vervolgens op <text:span text:style-name="T315">Alle </text:span><text:span text:style-name="T316">opwaarderingen </text:span><text:span text:style-name="T315">markeren</text:span>, <text:span text:style-name="T338">k</text:span>lik op <text:span text:style-name="T316">Alles t</text:span><text:span text:style-name="T315">oepassen</text:span> indien beschikbaar.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4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4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107"><draw:control text:anchor-type="as-char" draw:z-index="9" draw:name="Vorm4_1" draw:style-name="gr1" draw:text-style-name="P110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68"><text:span text:style-name="Strong_20_Emphasis"><text:span text:style-name="T56">Installeer </text:span></text:span><text:span text:style-name="Strong_20_Emphasis"><text:span text:style-name="T95">Debian-</text:span></text:span><text:span text:style-name="Strong_20_Emphasis"><text:span text:style-name="T84">pakket kz</text:span></text:span><text:span text:style-name="Strong_20_Emphasis"><text:span text:style-name="T84"><text:note text:id="ftn9" text:note-class="footnote"><text:note-citation>2</text:note-citation><text:note-body><text:p text:style-name="P67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19" office:value-type="string">
            <text:p text:style-name="P102"><text:span text:style-name="Strong_20_Emphasis"><text:span text:style-name="T61">T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56"/></text:span></text:p>
          </table:table-cell>
          <table:table-cell table:style-name="_33_._5f_Installatie_5f_afronden.C20" office:value-type="string">
            <text:p text:style-name="P58"><text:span text:style-name="T4">Typ</text:span><text:span text:style-name="Strong_20_Emphasis"><text:span text:style-name="T62"> de</text:span></text:span><text:span text:style-name="Strong_20_Emphasis"><text:span text:style-name="T76">z</text:span></text:span><text:span text:style-name="Strong_20_Emphasis"><text:span text:style-name="T77">e</text:span></text:span><text:span text:style-name="Strong_20_Emphasis"><text:span text:style-name="T62">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21" office:value-type="string">
            <text:p text:style-name="P7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22" office:value-type="string">
            <text:p text:style-name="P72"><text:span text:style-name="User_20_Entry"><text:span text:style-name="T2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23" office:value-type="string">
            <text:p text:style-name="P72"><text:span text:style-name="User_20_Entry"><text:span text:style-name="T2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4" office:value-type="string">
            <text:p text:style-name="P60"><text:span text:style-name="Strong_20_Emphasis"><text:span text:style-name="T67">V</text:span>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107"><draw:control text:anchor-type="as-char" draw:z-index="7" draw:name="Vorm33" draw:style-name="gr1" draw:text-style-name="P110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56"><text:span text:style-name="Strong_20_Emphasis"><text:span text:style-name="T78">Rond de</text:span></text:span><text:span text:style-name="Strong_20_Emphasis"><text:span text:style-name="T79"> installatie </text:span></text:span><text:span text:style-name="Strong_20_Emphasis"><text:span text:style-name="T78">af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7" office:value-type="string">
            <text:p text:style-name="P102"><text:span text:style-name="Strong_20_Emphasis"><text:span text:style-name="T90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56"/></text:span></text:p>
          </table:table-cell>
          <table:table-cell table:style-name="_33_._5f_Installatie_5f_afronden.C28" office:value-type="string">
            <text:p text:style-name="P95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3 <text:s/></text:span></text:span><text:span text:style-name="Strong_20_Emphasis"><text:span text:style-name="T141">Installatie</text:span></text:span><text:span text:style-name="Strong_20_Emphasis"><text:span text:style-name="T142"> </text:span></text:span><text:span text:style-name="Strong_20_Emphasis"><text:span text:style-name="T143">afronden</text:span></text:span><text:span text:style-name="Strong_20_Emphasis"><text:span text:style-name="T85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9" office:value-type="string">
            <text:p text:style-name="P62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53"><text:span text:style-name="Strong_20_Emphasis"><text:span text:style-name="T53"><text:tab/></text:span></text:span></text:p>
      <text:p text:style-name="P54"><text:span text:style-name="Strong_20_Emphasis"><text:span text:style-name="T69"><text:tab/></text:span></text:span></text:p>
      <text:list xml:id="list121414993250646" text:continue-numbering="true" text:style-name="L1">
        <text:list-item>
          <text:p text:style-name="P108"><text:span text:style-name="Strong_20_Emphasis"><text:span text:style-name="T2">Gebruiker inrichten</text:span></text:span></text:p>
        </text:list-item>
      </text:list>
      <text:p text:style-name="P4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107"><draw:control text:anchor-type="as-char" draw:z-index="11" draw:name="Vorm36_0" draw:style-name="gr1" draw:text-style-name="P110" svg:width="0.35cm" svg:height="0.35cm" draw:control="control10"/></text:span></text:span></text:p>
          </table:table-cell>
          <table:table-cell table:style-name="Tabel2.A1" office:value-type="string">
            <text:p text:style-name="P83"><text:span text:style-name="Strong_20_Emphasis"><text:span text:style-name="T107"><draw:control text:anchor-type="as-char" draw:z-index="16" draw:name="Vorm36_ 1" draw:style-name="gr1" draw:text-style-name="P110" svg:width="0.35cm" svg:height="0.35cm" draw:control="control15"/></text:span></text:span></text:p>
          </table:table-cell>
          <table:table-cell table:style-name="Tabel2.D1" office:value-type="string">
            <text:p text:style-name="P47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7"><text:note text:id="ftn10" text:note-class="footnote"><text:note-citation>1</text:note-citation><text:note-body><text:p text:style-name="P65"><text:span text:style-name="User_20_Entry"><text:span text:style-name="T156">E</text:span></text:span><text:span text:style-name="User_20_Entry"><text:span text:style-name="T173">v</text:span></text:span><text:span text:style-name="User_20_Entry"><text:span text:style-name="T174">en</text:span></text:span><text:span text:style-name="User_20_Entry"><text:span text:style-name="T176">t</text:span></text:span><text:span text:style-name="User_20_Entry"><text:span text:style-name="T177">uele </text:span></text:span><text:span text:style-name="User_20_Entry"><text:span text:style-name="T178">extra </text:span></text:span><text:span text:style-name="Definition"><text:span text:style-name="T319">gebruiker</text:span></text:span><text:span text:style-name="User_20_Entry"><text:span text:style-name="T178">s aanmelden </text:span></text:span><text:span text:style-name="User_20_Entry"><text:span text:style-name="T179">en dezelfde stappen uitvoeren</text:span></text:span><text:span text:style-name="User_20_Entry"><text:span text:style-name="T175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3"><text:span text:style-name="Strong_20_Emphasis"><text:span text:style-name="T107"/></text:span></text:p>
          </table:table-cell>
          <table:table-cell table:style-name="Tabel2.A1" office:value-type="string">
            <text:p text:style-name="P83"><text:span text:style-name="Strong_20_Emphasis"><text:span text:style-name="T107"><draw:control text:anchor-type="as-char" draw:z-index="19" draw:name="Vorm36_ 4" draw:style-name="gr1" draw:text-style-name="P110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29">welkomst</text:span></text:span><text:span text:style-name="Strong_20_Emphasis"><text:span text:style-name="T32">schermen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><text:span text:style-name="Strong_20_Emphasis"><text:span text:style-name="T107"><draw:control text:anchor-type="as-char" draw:z-index="12" draw:name="Vorm36_2" draw:style-name="gr1" draw:text-style-name="P110" svg:width="0.35cm" svg:height="0.35cm" draw:control="control11"/></text:span></text:span></text:p>
          </table:table-cell>
          <table:table-cell table:style-name="Tabel2.A1" office:value-type="string">
            <text:p text:style-name="P84"><text:span text:style-name="Strong_20_Emphasis"><text:span text:style-name="T107"><draw:control text:anchor-type="as-char" draw:z-index="17" draw:name="Vorm36_ 2" draw:style-name="gr1" draw:text-style-name="P110" svg:width="0.35cm" svg:height="0.35cm" draw:control="control16"/></text:span></text:span></text:p>
          </table:table-cell>
          <table:table-cell table:style-name="Tabel2.D5" office:value-type="string">
            <text:p text:style-name="P46"><text:span text:style-name="Strong_20_Emphasis"><text:span text:style-name="T80">R</text:span></text:span><text:span text:style-name="Strong_20_Emphasis"><text:span text:style-name="T81">icht </text:span></text:span><text:span text:style-name="Strong_20_Emphasis"><text:span text:style-name="T82">de </text:span></text:span><text:span text:style-name="Strong_20_Emphasis"><text:span text:style-name="T86">gebruiker</text:span></text:span><text:span text:style-name="Strong_20_Emphasis"><text:span text:style-name="T81"> </text:span></text:span><text:span text:style-name="Strong_20_Emphasis"><text:span text:style-name="T83">in:</text:span></text:span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6" office:value-type="string">
            <text:p text:style-name="P51"><text:span text:style-name="Strong_20_Emphasis"><text:span text:style-name="T88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60"><text:note text:id="ftn11" text:note-class="footnote"><text:note-citation>2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0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4 <text:s/></text:span></text:span><text:span text:style-name="Strong_20_Emphasis"><text:span text:style-name="T124">Gebruiker inrichten</text:span></text:span><text:span text:style-name="Strong_20_Emphasis"><text:span text:style-name="T8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3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24"/>
      <text:p text:style-name="P6"/>
      <text:p text:style-name="P70"><text:span text:style-name="T146">E</text:span><text:span text:style-name="T147">inde c</text:span><text:span text:style-name="T148">hecklist, </text:span><text:span text:style-name="T149">d</text:span><text:span text:style-name="T148">e</text:span><text:span text:style-name="T244"> installatie van </text:span><text:span text:style-name="T244"><text:user-field-get text:name="Distro">Debian</text:user-field-get></text:span><text:span text:style-name="T248"><text:s/></text:span><text:span text:style-name="T248"><text:user-field-get text:name="Version">12</text:user-field-get></text:span><text:span text:style-name="Strong_20_Emphasis"><text:span text:style-name="T246"><text:s/></text:span></text:span><text:span text:style-name="Strong_20_Emphasis"><text:span text:style-name="T250">LTS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44">is voltooid.</text:span></text:p>
      <text:p text:style-name="P43"/>
      <text:p text:style-name="P36"><text:span text:style-name="Emphasis"><text:span text:style-name="T32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3">Karel Zimmer</text:span></text:span></text:a><text:span text:style-name="Emphasis"><text:span text:style-name="T322">.</text:span></text:span></text:p>
      <text:p text:style-name="P37"><text:a xlink:type="simple" xlink:href="https://creativecommons.org/publicdomain/zero/1.0/deed.nl" text:style-name="Internet_20_link" text:visited-style-name="Visited_20_Internet_20_Link"><text:span text:style-name="Emphasis"><text:span text:style-name="T324">CC0 1.0 Universeel</text:span></text:span></text:a><text:span text:style-name="Emphasis"><text:span text:style-name="T325"> </text:span></text:span><text:span text:style-name="Emphasis"><draw:a xlink:type="simple" xlink:href="http://creativecommons.org/publicdomain/zero/1.0?ref=chooser-v1" office:target-frame-name="_blank" xlink:show="new"><draw:frame draw:style-name="fr2" draw:name="Afbeelding3" text:anchor-type="as-char" svg:width="0.411cm" svg:height="0.411cm" draw:z-index="1"><draw:image xlink:href="Pictures/100006C30000031A0000031AF8FCABE9D1846BB9.svg" xlink:type="simple" xlink:show="embed" xlink:actuate="onLoad" draw:mime-type="image/svg+xml"/><draw:image xlink:href="Pictures/100000010000001E0000001E78B17D1CEC52AC02.png" xlink:type="simple" xlink:show="embed" xlink:actuate="onLoad" draw:mime-type="image/png"/></draw:frame></draw:a></text:span><text:span text:style-name="Emphasis"><text:span text:style-name="T339"><draw:a xlink:type="simple" xlink:href="http://creativecommons.org/publicdomain/zero/1.0?ref=chooser-v1" office:target-frame-name="_blank" xlink:show="new"><draw:frame draw:style-name="fr1" draw:name="Afbeelding4" text:anchor-type="as-char" svg:width="0.427cm" svg:height="0.427cm" draw:z-index="0"><draw:image xlink:href="Pictures/100005810000031A0000031A90A9BB170713D465.svg" xlink:type="simple" xlink:show="embed" xlink:actuate="onLoad" draw:mime-type="image/svg+xml"/><draw:image xlink:href="Pictures/100000010000001E0000001ECC23C1584F6BB531.png" xlink:type="simple" xlink:show="embed" xlink:actuate="onLoad" draw:mime-type="image/png"/></draw:frame></draw:a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3-23T12:14:14.424750991">23-03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3T12:14:14.293688677</dc:date>
    <meta:keyword>Installatie</meta:keyword>
    <meta:keyword>Checklist</meta:keyword>
    <meta:keyword>Linux</meta:keyword>
    <meta:editing-cycles>6923</meta:editing-cycles>
    <meta:editing-duration>P12DT8H44M37S</meta:editing-duration>
    <meta:print-date>2023-10-07T12:59:34.926271991</meta:print-date>
    <dc:creator>Karel Zimmer</dc:creator>
    <meta:printed-by>Karel Zimmer</meta:printed-by>
    <meta:document-statistic meta:table-count="4" meta:image-count="2" meta:object-count="0" meta:page-count="4" meta:paragraph-count="115" meta:word-count="693" meta:character-count="4750" meta:non-whitespace-character-count="4106"/>
    <meta:user-defined meta:name="Info 1"/>
    <meta:user-defined meta:name="Info 2"/>
    <meta:user-defined meta:name="Info 3"/>
    <meta:user-defined meta:name="Info 4"/>
  </office:meta>
</office:document-meta>
</file>